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" svg:font-family="Lato, 'Helvetica Neue', Helvetica, apple-system, BlinkMacSystemFont, 'Segoe UI', 'PingFang SC', 'Hiragino Sans GB', 'Microsoft YaHei', Arial, sans-serif, 'Apple Color Emoji', 'Segoe UI Emoji', 'Segoe UI Symbol'"/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weight="bold" officeooo:rsid="00239312" officeooo:paragraph-rsid="00239312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weight="bold" officeooo:rsid="00239312" officeooo:paragraph-rsid="003b666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weight="bold" officeooo:rsid="0038e583" officeooo:paragraph-rsid="0038e583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tyle="normal" fo:font-weight="normal" officeooo:rsid="00239312" officeooo:paragraph-rsid="00239312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Arial" fo:font-weight="normal" officeooo:rsid="00239312" officeooo:paragraph-rsid="0038e583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officeooo:rsid="00239312" officeooo:paragraph-rsid="00239312"/>
    </style:style>
    <style:style style:name="P7" style:family="paragraph" style:parent-style-name="Standard">
      <style:paragraph-properties fo:text-align="start" style:justify-single-word="false"/>
      <style:text-properties style:font-name="Arial" officeooo:rsid="00239312" officeooo:paragraph-rsid="00394107"/>
    </style:style>
    <style:style style:name="P8" style:family="paragraph" style:parent-style-name="Standard">
      <style:paragraph-properties fo:text-align="start" style:justify-single-word="false"/>
      <style:text-properties style:font-name="Arial" officeooo:rsid="00239312" officeooo:paragraph-rsid="003ade71"/>
    </style:style>
    <style:style style:name="P9" style:family="paragraph" style:parent-style-name="Standard">
      <style:paragraph-properties fo:text-align="center" style:justify-single-word="false"/>
      <style:text-properties fo:font-style="normal" fo:font-weight="normal" officeooo:paragraph-rsid="00239312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paragraph-rsid="00394107"/>
    </style:style>
    <style:style style:name="P11" style:family="paragraph" style:parent-style-name="Standard">
      <style:paragraph-properties fo:text-align="start" style:justify-single-word="false"/>
      <style:text-properties style:font-name="arial" officeooo:paragraph-rsid="003b6667"/>
    </style:style>
    <style:style style:name="P12" style:family="paragraph" style:parent-style-name="Standard">
      <style:paragraph-properties fo:text-align="start" style:justify-single-word="false"/>
      <style:text-properties style:font-name="arial" officeooo:rsid="003b6667" officeooo:paragraph-rsid="003ce554"/>
    </style:style>
    <style:style style:name="P13" style:family="paragraph" style:parent-style-name="Standard">
      <style:paragraph-properties fo:text-align="start" style:justify-single-word="false"/>
      <style:text-properties style:font-name="arial" fo:font-weight="bold" officeooo:rsid="003b6667" officeooo:paragraph-rsid="003b6667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style:font-name="arial" officeooo:paragraph-rsid="003b6667"/>
    </style:style>
    <style:style style:name="P15" style:family="paragraph" style:parent-style-name="Standard">
      <style:paragraph-properties fo:text-align="start" style:justify-single-word="false"/>
      <style:text-properties style:font-name="Arial" fo:font-weight="normal" officeooo:rsid="0038e583" officeooo:paragraph-rsid="00239312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rial" fo:font-weight="normal" officeooo:rsid="0038e583" officeooo:paragraph-rsid="003b6667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rial" fo:font-weight="normal" officeooo:rsid="00394107" officeooo:paragraph-rsid="00394107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rial" fo:font-weight="normal" officeooo:rsid="00394107" officeooo:paragraph-rsid="00239312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rial" fo:font-weight="normal" officeooo:rsid="00394107" officeooo:paragraph-rsid="003b6667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Arial" fo:font-weight="normal" officeooo:rsid="003b6667" officeooo:paragraph-rsid="003ade71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Arial" fo:font-style="normal" fo:font-weight="bold" officeooo:rsid="0038e583" officeooo:paragraph-rsid="00239312" style:font-style-asian="normal" style:font-weight-asian="bold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" fo:font-weight="bold" officeooo:rsid="00394107" officeooo:paragraph-rsid="00394107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rial" fo:font-weight="bold" officeooo:rsid="00394107" officeooo:paragraph-rsid="003b6667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rial" fo:font-weight="bold" officeooo:rsid="0038e583" officeooo:paragraph-rsid="00239312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Arial" fo:font-weight="bold" officeooo:rsid="0038e583" officeooo:paragraph-rsid="003b6667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arial" fo:font-weight="normal" officeooo:rsid="003b6667" officeooo:paragraph-rsid="003b6667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rial" fo:font-weight="bold" officeooo:rsid="003b6667" officeooo:paragraph-rsid="003b6667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officeooo:paragraph-rsid="00239312"/>
    </style:style>
    <style:style style:name="P29" style:family="paragraph" style:parent-style-name="Standard">
      <style:paragraph-properties fo:text-align="start" style:justify-single-word="false"/>
      <style:text-properties officeooo:paragraph-rsid="00425fe0"/>
    </style:style>
    <style:style style:name="T1" style:family="text">
      <style:text-properties style:font-name="Arial" officeooo:rsid="001f03f6"/>
    </style:style>
    <style:style style:name="T2" style:family="text">
      <style:text-properties style:font-name="Arial" fo:font-weight="normal" officeooo:rsid="0038e583" style:font-weight-asian="normal" style:font-weight-complex="normal"/>
    </style:style>
    <style:style style:name="T3" style:family="text">
      <style:text-properties style:font-name="Arial" fo:font-weight="normal" officeooo:rsid="00394107" style:font-weight-asian="normal" style:font-weight-complex="normal"/>
    </style:style>
    <style:style style:name="T4" style:family="text">
      <style:text-properties style:font-name="Arial" fo:font-weight="normal" officeooo:rsid="004547ba" style:font-weight-asian="normal" style:font-weight-complex="normal"/>
    </style:style>
    <style:style style:name="T5" style:family="text">
      <style:text-properties style:font-name="Arial" officeooo:rsid="00239312"/>
    </style:style>
    <style:style style:name="T6" style:family="text">
      <style:text-properties fo:font-weight="normal" officeooo:rsid="0038e583" style:font-weight-asian="normal" style:font-weight-complex="normal"/>
    </style:style>
    <style:style style:name="T7" style:family="text">
      <style:text-properties fo:font-weight="normal" officeooo:rsid="00394107" style:font-weight-asian="normal" style:font-weight-complex="normal"/>
    </style:style>
    <style:style style:name="T8" style:family="text">
      <style:text-properties fo:font-weight="normal" officeooo:rsid="003b6667" style:font-weight-asian="normal" style:font-weight-complex="normal"/>
    </style:style>
    <style:style style:name="T9" style:family="text">
      <style:text-properties fo:font-weight="normal" officeooo:rsid="003ce554" style:font-weight-asian="normal" style:font-weight-complex="normal"/>
    </style:style>
    <style:style style:name="T10" style:family="text">
      <style:text-properties fo:font-weight="normal" officeooo:rsid="0044ce2e" style:font-weight-asian="normal" style:font-weight-complex="normal"/>
    </style:style>
    <style:style style:name="T11" style:family="text">
      <style:text-properties fo:font-weight="normal" officeooo:rsid="0050f2a3" style:font-weight-asian="normal" style:font-weight-complex="normal"/>
    </style:style>
    <style:style style:name="T12" style:family="text">
      <style:text-properties fo:font-weight="normal" officeooo:rsid="00533249" style:font-weight-asian="normal" style:font-weight-complex="normal"/>
    </style:style>
    <style:style style:name="T13" style:family="text">
      <style:text-properties fo:font-variant="normal" fo:text-transform="none" fo:color="#000000" fo:font-size="12pt" fo:letter-spacing="normal" fo:font-style="normal" fo:font-weight="normal" style:font-weight-asian="normal" style:font-weight-complex="normal"/>
    </style:style>
    <style:style style:name="T14" style:family="text">
      <style:text-properties fo:font-variant="normal" fo:text-transform="none" fo:color="#000000" fo:font-size="12pt" fo:letter-spacing="normal" fo:font-style="normal" fo:font-weight="normal" officeooo:rsid="0050f2a3" style:font-weight-asian="normal" style:font-weight-complex="normal"/>
    </style:style>
    <style:style style:name="T15" style:family="text">
      <style:text-properties fo:font-variant="normal" fo:text-transform="none" fo:font-size="12pt" fo:letter-spacing="normal" fo:font-style="normal" fo:font-weight="normal" style:font-weight-asian="normal" style:font-weight-complex="normal"/>
    </style:style>
    <style:style style:name="T16" style:family="text">
      <style:text-properties fo:font-variant="normal" fo:text-transform="none" fo:font-size="12pt" fo:letter-spacing="normal" fo:font-style="normal" fo:font-weight="normal" officeooo:rsid="0050f2a3" style:font-weight-asian="normal" style:font-weight-complex="normal"/>
    </style:style>
    <style:style style:name="T17" style:family="text">
      <style:text-properties officeooo:rsid="0038e583"/>
    </style:style>
    <style:style style:name="T18" style:family="text">
      <style:text-properties officeooo:rsid="00394107"/>
    </style:style>
    <style:style style:name="T19" style:family="text">
      <style:text-properties officeooo:rsid="003b6667"/>
    </style:style>
    <style:style style:name="T20" style:family="text">
      <style:text-properties officeooo:rsid="003ce554"/>
    </style:style>
    <style:style style:name="T21" style:family="text">
      <style:text-properties fo:color="#000000" fo:font-weight="normal" officeooo:rsid="003b6667" style:font-weight-asian="normal" style:font-weight-complex="normal"/>
    </style:style>
    <style:style style:name="T22" style:family="text">
      <style:text-properties fo:color="#000000" fo:font-weight="normal" officeooo:rsid="0050f2a3" style:font-weight-asian="normal" style:font-weight-complex="normal"/>
    </style:style>
    <style:style style:name="T23" style:family="text">
      <style:text-properties officeooo:rsid="004547ba"/>
    </style:style>
    <style:style style:name="T24" style:family="text">
      <style:text-properties officeooo:rsid="0045be59"/>
    </style:style>
    <style:style style:name="T25" style:family="text">
      <style:text-properties officeooo:rsid="004fedc9"/>
    </style:style>
    <style:style style:name="T26" style:family="text">
      <style:text-properties style:font-name="arial" fo:font-weight="normal" officeooo:rsid="003b6667" style:font-weight-asian="normal" style:font-weight-complex="normal"/>
    </style:style>
    <style:style style:name="T27" style:family="text">
      <style:text-properties style:font-name="arial" fo:font-weight="normal" officeooo:rsid="0045be59" style:font-weight-asian="normal" style:font-weight-complex="normal"/>
    </style:style>
    <style:style style:name="T28" style:family="text">
      <style:text-properties style:font-name="arial" fo:font-weight="normal" officeooo:rsid="004fedc9" style:font-weight-asian="normal" style:font-weight-complex="normal"/>
    </style:style>
    <style:style style:name="T29" style:family="text">
      <style:text-properties style:font-name="arial" fo:font-weight="normal" officeooo:rsid="00502d08" style:font-weight-asian="normal" style:font-weight-complex="normal"/>
    </style:style>
    <style:style style:name="T30" style:family="text">
      <style:text-properties officeooo:rsid="00502d0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<text:span text:style-name="T17">squemas de Winograd</text:span></text:p>
      <text:p text:style-name="P9"><text:span text:style-name="T1">I</text:span><text:span text:style-name="T5">nteligênica Artificial – PCS3438</text:span></text:p>
      <text:p text:style-name="P4">Arthur Font – 12036152</text:p>
      <text:p text:style-name="P1"/>
      <text:p text:style-name="P1">1) <text:span text:style-name="T17">Quem é o assassino?</text:span></text:p>
      <text:p text:style-name="P15"/>
      <text:p text:style-name="P3"><text:span text:style-name="T17">I</text:span>nput:</text:p>
      <text:p text:style-name="P15">Who is the murder?</text:p>
      <text:p text:style-name="P6"><text:span text:style-name="T6">We were four people, Michael and Lucas were watching </text:span><text:span text:style-name="T10">TV</text:span><text:span text:style-name="T6">, Jhonny was playing soccer and I had </text:span><text:span text:style-name="T7">a knife with blood </text:span><text:span text:style-name="T6">on my </text:span><text:span text:style-name="T7">hands</text:span><text:span text:style-name="T6">.</text:span></text:p>
      <text:p text:style-name="P15"/>
      <text:p text:style-name="P21">Output:</text:p>
      <text:p text:style-name="P7"><text:span text:style-name="T6">Prediction [small, 60 million parameters]: </text:span><text:span text:style-name="T7">J</text:span><text:span text:style-name="T6">honny</text:span></text:p>
      <text:p text:style-name="P15">Prediction [large, 770 million parameters]: Lucas, Michael, Jhonny and me.</text:p>
      <text:p text:style-name="P15"/>
      <text:p text:style-name="P10"><text:span text:style-name="T2">O</text:span><text:span text:style-name="T3">bservação: O algoritmo não é capaz de relacionar a suposta arma do crime à quem possuía o objeto no momento do crime.</text:span></text:p>
      <text:p text:style-name="P17"/>
      <text:p text:style-name="P17"/>
      <text:p text:style-name="P1"><text:span text:style-name="T17">2) </text:span><text:span text:style-name="T18">De onde vem a terra?</text:span></text:p>
      <text:p text:style-name="P18"/>
      <text:p text:style-name="P22">Input:</text:p>
      <text:p text:style-name="P28"><text:span text:style-name="T2">Where does the </text:span><text:span text:style-name="T4">dirt</text:span><text:span text:style-name="T2"> come from?</text:span></text:p>
      <text:p text:style-name="P15">In my ho<text:span text:style-name="T24">use</text:span> the fridge is cold and the plant vase is broken.</text:p>
      <text:p text:style-name="P15"/>
      <text:p text:style-name="P24">Output:</text:p>
      <text:p text:style-name="P15">Prediction [small, 60 million parameters]: in my ho<text:span text:style-name="T24">use</text:span></text:p>
      <text:p text:style-name="P15">Prediction [large, 770 million parameters]: the fridge is cold</text:p>
      <text:p text:style-name="P15"/>
      <text:p text:style-name="P8"><text:span text:style-name="T6">O</text:span><text:span text:style-name="T7">bservação: O algoritmo não é capaz de relacionar a </text:span><text:span text:style-name="T8">que a terra provém de um vaso quebrado.</text:span></text:p>
      <text:p text:style-name="P20"/>
      <text:p text:style-name="P20"/>
      <text:p text:style-name="P2"><text:span text:style-name="T19">3</text:span><text:span text:style-name="T17">) </text:span><text:span text:style-name="T19">Quem viu o golfinho</text:span><text:span text:style-name="T18">?</text:span></text:p>
      <text:p text:style-name="P19"/>
      <text:p text:style-name="P23">Input:</text:p>
      <text:p text:style-name="P16">Who saw the dolphin?</text:p>
      <text:p text:style-name="P16">Me, lucas and bruno went to a water park. Lucas and bruno are blind.</text:p>
      <text:p text:style-name="P16"/>
      <text:p text:style-name="P25">Output:</text:p>
      <text:p text:style-name="P16">Prediction [small, 60 million parameters]: Bruno</text:p>
      <text:p text:style-name="P16">Prediction [large, 770 million parameters]: lucas, bruno and me.</text:p>
      <text:p text:style-name="P16"/>
      <text:p text:style-name="P11"><text:span text:style-name="T6">O</text:span><text:span text:style-name="T7">bservação: O algoritmo não é capaz de </text:span><text:span text:style-name="T8">relacionar que um cego não consegue ver. Logo o único que poderia ter visto o golfinho era o sujeito "Me”.</text:span></text:p>
      <text:p text:style-name="P26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4) <text:span text:style-name="T20">Quem é a avó da irmã do Lucas?</text:span></text:p>
      <text:p text:style-name="P13"/>
      <text:p text:style-name="P13">Input:</text:p>
      <text:p text:style-name="P29"><text:span text:style-name="T29">Who is Lucas’s sister grandfather? </text:span></text:p>
      <text:p text:style-name="P29"><text:span text:style-name="T29">Lucas's mom is Jessica. Lucas have one sister. Jessica's father is Sergio. Sergio's mother is Paula. Paula’s husband is Jhonny.</text:span></text:p>
      <text:p text:style-name="P26"/>
      <text:p text:style-name="P13">Output:</text:p>
      <text:p text:style-name="P11"><text:span text:style-name="T8">Prediction [small, 60 million para</text:span><text:span text:style-name="T21">meters]: </text:span><text:span text:style-name="T22">j</text:span><text:span text:style-name="T13">ess</text:span><text:span text:style-name="T14">e</text:span></text:p>
      <text:p text:style-name="P14"><text:span text:style-name="T8">Prediction [large, 770 million parameters]: </text:span><text:span text:style-name="T16">Sergio</text:span></text:p>
      <text:p text:style-name="P26"/>
      <text:p text:style-name="P12"><text:span text:style-name="T6">O</text:span><text:span text:style-name="T7">bservação: O algoritmo não é capaz </text:span><text:span text:style-name="T9">de realizar um raciocínio de árvore genealógica </text:span><text:span text:style-name="T11">um pouco mais complexo</text:span><text:span text:style-name="T9"> corretamente. Algo </text:span><text:span text:style-name="T12">tangível</text:span><text:span text:style-name="T9"> ao senso comum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" svg:font-family="Lato, 'Helvetica Neue', Helvetica, apple-system, BlinkMacSystemFont, 'Segoe UI', 'PingFang SC', 'Hiragino Sans GB', 'Microsoft YaHei', Arial, sans-serif, 'Apple Color Emoji', 'Segoe UI Emoji', 'Segoe UI Symbol'"/>
    <style:font-face style:name="Lohit Devanagari1" svg:font-family="'Lohit Devanagari'"/>
    <style:font-face style:name="Arial" svg:font-family="Arial" style:font-family-generic="swiss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1T16:49:56.040830538</meta:creation-date>
    <dc:date>2020-10-28T19:37:42.854335658</dc:date>
    <meta:editing-duration>PT50M23S</meta:editing-duration>
    <meta:editing-cycles>17</meta:editing-cycles>
    <meta:generator>LibreOffice/6.4.6.2$Linux_X86_64 LibreOffice_project/40$Build-2</meta:generator>
    <meta:document-statistic meta:table-count="0" meta:image-count="0" meta:object-count="0" meta:page-count="2" meta:paragraph-count="35" meta:word-count="281" meta:character-count="1664" meta:non-whitespace-character-count="1414"/>
  </office:meta>
</office:document-meta>
</file>